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PingFang SC" svg:font-family="'PingFang SC'" style:font-family-generic="swiss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b277d" draw:fill-color="#b4c7dc" draw:textarea-horizontal-align="justify" draw:textarea-vertical-align="middle" draw:auto-grow-height="false" fo:min-height="10.227cm" fo:min-width="6.802cm"/>
    </style:style>
    <style:style style:name="gr2" style:family="graphic" style:parent-style-name="standard">
      <style:graphic-properties svg:stroke-color="#ff8000" draw:fill-color="#ffffd7" draw:textarea-horizontal-align="justify" draw:textarea-vertical-align="middle" draw:auto-grow-height="false" fo:min-height="10.227cm" fo:min-width="6.802cm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648cm" fo:min-width="0.399cm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textarea-horizontal-align="justify" draw:textarea-vertical-align="middle" draw:auto-grow-height="false" fo:min-height="0.067cm" fo:min-width="0.45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111cm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0cm" fo:min-width="1.088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cm" fo:min-width="1.088cm" fo:padding-top="0.165cm" fo:padding-bottom="0.165cm" fo:padding-left="0.29cm" fo:padding-right="0.29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  <style:paragraph-properties style:writing-mode="lr-tb"/>
    </style:style>
    <style:style style:name="gr14" style:family="graphic" style:parent-style-name="objectwithoutfill">
      <style:graphic-properties svg:stroke-width="0.081cm" svg:stroke-color="#000000" draw:marker-start-width="0.321cm" draw:marker-end-width="0.321cm" draw:fill="none" draw:fill-color="#000000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43cm" fo:min-width="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.81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9cm" fo:min-width="0.811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02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82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07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8cm" fo:min-width="1.07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07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2cm" fo:min-width="1.07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8cm" fo:min-width="0.17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655cm" fo:min-width="0cm"/>
    </style:style>
    <style:style style:name="gr28" style:family="graphic" style:parent-style-name="standard">
      <style:graphic-properties draw:stroke="none" draw:fill="none" fo:min-height="1.13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7cm" fo:min-width="0.58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602cm" fo:min-width="0.29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81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9cm" fo:min-width="1.07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07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3cm" fo:min-width="2.593cm"/>
      <style:paragraph-properties style:writing-mode="lr-tb"/>
    </style:style>
    <style:style style:name="gr35" style:family="graphic" style:parent-style-name="standard">
      <style:graphic-properties draw:stroke="none" svg:stroke-color="#5b277d" draw:fill="none" draw:fill-color="#b4c7dc" draw:textarea-horizontal-align="left" draw:auto-grow-height="true" draw:auto-grow-width="true" fo:min-height="0.489cm" fo:min-width="3.07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2.675cm"/>
      <style:paragraph-properties style:writing-mode="lr-tb"/>
    </style:style>
    <style:style style:name="gr37" style:family="graphic" style:parent-style-name="objectwithoutfill">
      <style:graphic-properties svg:stroke-color="#ff0000" draw:fill="none" draw:fill-color="#ff0000" draw:textarea-vertical-align="middle"/>
    </style:style>
    <style:style style:name="gr38" style:family="graphic" style:parent-style-name="standard">
      <style:graphic-properties svg:stroke-width="0.018cm" draw:marker-start-width="0.227cm" draw:marker-end-width="0.227cm" draw:opacity="100%" draw:textarea-horizontal-align="justify" draw:textarea-vertical-align="middle" draw:auto-grow-height="false" fo:min-height="1.766cm" fo:min-width="0cm" fo:padding-top="0.134cm" fo:padding-bottom="0.134cm" fo:padding-left="0.259cm" fo:padding-right="0.259cm"/>
    </style:style>
    <style:style style:name="gr39" style:family="graphic" style:parent-style-name="standard">
      <style:graphic-properties draw:stroke="none" svg:stroke-color="#000000" draw:fill="none" draw:fill-color="#ffffff" fo:min-height="0.655cm"/>
      <style:paragraph-properties style:writing-mode="lr-tb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loext:graphic-properties draw:fill-color="#ffffd7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FreeSans" fo:font-size="13pt" style:font-size-asian="13pt" style:font-size-complex="13pt"/>
    </style:style>
    <style:style style:name="P8" style:family="paragraph">
      <loext:graphic-properties draw:fill="none"/>
      <style:paragraph-properties fo:text-align="center"/>
      <style:text-properties fo:color="#000000"/>
    </style:style>
    <style:style style:name="P9" style:family="paragraph">
      <loext:graphic-properties draw:fill-color="#000000"/>
      <style:paragraph-properties fo:text-align="center" style:writing-mode="lr-tb"/>
    </style:style>
    <style:style style:name="P10" style:family="paragraph">
      <loext:graphic-properties draw:fill="none" draw:fill-color="#000000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FreeSans" fo:font-size="15pt" style:font-size-asian="15pt" style:font-size-complex="15pt"/>
    </style:style>
    <style:style style:name="P12" style:family="paragraph">
      <loext:graphic-properties draw:fill="none" draw:fill-color="#ffffff"/>
      <style:paragraph-properties style:writing-mode="lr-tb"/>
      <style:text-properties style:font-name="FreeSans" fo:font-size="13pt"/>
    </style:style>
    <style:style style:name="P13" style:family="paragraph">
      <loext:graphic-properties draw:fill="none" draw:fill-color="#ffffff"/>
      <style:paragraph-properties style:writing-mode="lr-tb"/>
      <style:text-properties style:font-name="FreeSans" fo:font-size="11pt" style:font-size-asian="11pt" style:font-size-complex="11pt"/>
    </style:style>
    <style:style style:name="P14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5" style:family="paragraph">
      <loext:graphic-properties draw:fill="none" draw:fill-color="#ffffff"/>
      <style:paragraph-properties style:writing-mode="lr-tb"/>
      <style:text-properties style:font-name="FreeSans"/>
    </style:style>
    <style:style style:name="P16" style:family="paragraph">
      <loext:graphic-properties draw:fill="none" draw:fill-color="#ffffff"/>
      <style:paragraph-properties style:writing-mode="lr-tb"/>
      <style:text-properties style:font-name="FreeSans" fo:font-size="9pt"/>
    </style:style>
    <style:style style:name="P17" style:family="paragraph">
      <loext:graphic-properties draw:fill="none" draw:fill-color="#ffffff"/>
      <style:paragraph-properties style:writing-mode="lr-tb"/>
      <style:text-properties style:font-name="FreeSans" fo:font-size="9pt" style:font-size-asian="9pt" style:font-size-complex="9pt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/>
      <style:paragraph-properties style:writing-mode="lr-tb"/>
      <style:text-properties style:font-name="FreeSans" fo:font-size="13pt" style:font-size-asian="13pt" style:font-size-complex="13pt"/>
    </style:style>
    <style:style style:name="P20" style:family="paragraph">
      <loext:graphic-properties draw:fill="none" draw:fill-color="#000000"/>
      <style:paragraph-properties style:writing-mode="lr-tb"/>
      <style:text-properties style:font-name="FreeSans" fo:font-size="11pt" style:font-size-asian="11pt" style:font-size-complex="11pt"/>
    </style:style>
    <style:style style:name="P21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2" style:family="paragraph"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style:font-name="FreeSans" fo:font-size="15pt" fo:font-weight="bold" style:font-size-asian="15pt" style:font-weight-asian="bold" style:font-size-complex="15pt" style:font-weight-complex="bold"/>
    </style:style>
    <style:style style:name="P24" style:family="paragraph">
      <style:text-properties style:text-line-through-style="none" style:text-line-through-type="none" fo:font-weight="bold" style:font-weight-asian="bold" style:font-weight-complex="bold"/>
    </style:style>
    <style:style style:name="P25" style:family="paragraph">
      <loext:graphic-properties draw:fill="none" draw:fill-color="#b4c7dc"/>
      <style:paragraph-properties style:writing-mode="lr-tb"/>
      <style:text-properties style:text-line-through-style="none" style:text-line-through-type="none" style:font-name="FreeSans" fo:font-size="15pt" fo:font-weight="bold" style:font-size-asian="15pt" style:font-weight-asian="bold" style:font-size-complex="15pt" style:font-weight-complex="bold"/>
    </style:style>
    <style:style style:name="P26" style:family="paragraph">
      <loext:graphic-properties draw:fill="none" draw:fill-color="#ff0000"/>
      <style:paragraph-properties fo:text-align="center"/>
    </style:style>
    <style:style style:name="P27" style:family="paragraph">
      <loext:graphic-properties draw:opacity="100%"/>
      <style:paragraph-properties fo:text-align="center"/>
    </style:style>
    <style:style style:name="P28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font-name="FreeSans" fo:font-size="10pt" style:font-size-asian="10pt" style:font-size-complex="10pt"/>
    </style:style>
    <style:style style:name="T2" style:family="text">
      <style:text-properties style:text-position="-33% 58%" style:font-name="FreeSans" fo:font-size="10pt" style:font-size-asian="10pt" style:font-size-complex="10pt"/>
    </style:style>
    <style:style style:name="T3" style:family="text">
      <style:text-properties style:text-position="0% 100%" style:font-name="FreeSans" fo:font-size="10pt" style:font-size-asian="10pt" style:font-size-complex="10pt"/>
    </style:style>
    <style:style style:name="T4" style:family="text">
      <style:text-properties style:text-position="0% 100%" style:font-name="FreeSans" fo:font-size="10pt" style:font-name-asian="Liberation Sans2" style:font-size-asian="10pt" style:font-name-complex="Liberation Sans2" style:font-size-complex="10pt"/>
    </style:style>
    <style:style style:name="T5" style:family="text">
      <style:text-properties style:font-name="FreeSans" fo:font-size="12pt" style:font-size-asian="12pt" style:font-size-complex="12pt"/>
    </style:style>
    <style:style style:name="T6" style:family="text">
      <style:text-properties style:font-name="FreeSans" fo:font-size="15pt" style:font-size-asian="15pt" style:font-size-complex="15pt"/>
    </style:style>
    <style:style style:name="T7" style:family="text">
      <style:text-properties style:text-position="-33% 58%" style:font-name="FreeSans" fo:font-size="15pt" style:font-size-asian="15pt" style:font-size-complex="15pt"/>
    </style:style>
    <style:style style:name="T8" style:family="text">
      <style:text-properties style:font-name="FreeSans" fo:font-size="13pt"/>
    </style:style>
    <style:style style:name="T9" style:family="text">
      <style:text-properties style:text-position="-33% 58%" style:font-name="FreeSans" fo:font-size="13pt"/>
    </style:style>
    <style:style style:name="T10" style:family="text">
      <style:text-properties style:font-name="FreeSans" fo:font-size="11pt" style:font-size-asian="11pt" style:font-size-complex="11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style:text-position="-33% 58%" fo:font-size="13pt" style:font-size-asian="13pt" style:font-size-complex="13pt"/>
    </style:style>
    <style:style style:name="T13" style:family="text">
      <style:text-properties style:font-name="FreeSans" fo:font-size="14pt" style:font-size-asian="14pt" style:font-size-complex="14pt"/>
    </style:style>
    <style:style style:name="T14" style:family="text">
      <style:text-properties style:text-position="-33% 58%" style:font-name="FreeSans" fo:font-size="14pt" style:font-size-asian="14pt" style:font-size-complex="14pt"/>
    </style:style>
    <style:style style:name="T15" style:family="text">
      <style:text-properties style:font-name="FreeSans" fo:font-size="13pt" style:font-size-asian="13pt" style:font-size-complex="13pt"/>
    </style:style>
    <style:style style:name="T16" style:family="text">
      <style:text-properties style:text-position="-33% 58%" style:font-name="FreeSans" fo:font-size="13pt" style:font-size-asian="13pt" style:font-size-complex="13pt"/>
    </style:style>
    <style:style style:name="T17" style:family="text">
      <style:text-properties style:font-name="FreeSans" fo:font-size="6pt" style:font-size-asian="14pt" style:font-size-complex="14pt"/>
    </style:style>
    <style:style style:name="T18" style:family="text">
      <style:text-properties style:font-name="FreeSans" fo:font-size="6pt" style:font-size-asian="6pt" style:font-size-complex="6pt"/>
    </style:style>
    <style:style style:name="T19" style:family="text">
      <style:text-properties style:text-position="0% 100%" style:font-name="FreeSans" fo:font-size="13pt" style:font-size-asian="13pt" style:font-size-complex="13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ans" fo:font-size="13pt" fo:font-style="normal" fo:text-shadow="none" style:text-underline-style="none" fo:font-weight="normal" style:letter-kerning="true" style:font-name-asian="PingFang SC1" style:font-size-asian="13pt" style:font-style-asian="normal" style:font-weight-asian="normal" style:font-name-complex="Arial Unicode MS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position="0% 100%" style:font-name="FreeSans" fo:font-size="13pt" style:font-name-asian="Liberation Sans2" style:font-size-asian="13pt" style:font-name-complex="Liberation Sans2" style:font-size-complex="13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style:font-name="FreeSans" fo:font-size="15pt" fo:font-weight="bold" style:font-size-asian="15pt" style:font-weight-asian="bold" style:font-size-complex="15pt" style:font-weight-complex="bold"/>
    </style:style>
    <style:style style:name="T24" style:family="text">
      <style:text-properties style:text-line-through-style="none" style:text-line-through-type="none" style:font-name="FreeSans" fo:font-size="15pt" fo:font-weight="bold" style:font-size-asian="15pt" style:font-weight-asian="bold" style:font-size-complex="15pt" style:font-weight-complex="bold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02cm" svg:height="10.477cm" svg:x="11.375cm" svg:y="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302cm" svg:height="10.477cm" svg:x="3.975cm" svg:y="1.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762cm" svg:y1="11.16cm" svg:x2="5.762cm" svg:y2="1.317cm">
          <text:p/>
        </draw:line>
        <draw:line draw:style-name="gr4" draw:text-style-name="P3" draw:layer="layout" svg:x1="1.952cm" svg:y1="5.127cm" svg:x2="4.81cm" svg:y2="5.127cm">
          <text:p/>
        </draw:line>
        <draw:custom-shape draw:style-name="gr5" draw:text-style-name="P4" draw:layer="layout" svg:width="1.269cm" svg:height="1.27cm" svg:x="1.318cm" svg:y="7.35cm">
          <text:p text:style-name="P4">+</text:p>
          <text:p text:style-name="P4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7.885cm" svg:y1="5.662cm" svg:x2="7.032cm" svg:y2="5.345cm">
          <text:p/>
        </draw:line>
        <draw:custom-shape draw:style-name="gr7" draw:text-style-name="P5" draw:layer="layout" svg:width="0.304cm" svg:height="0.406cm" draw:transform="rotate (-1.99281693992713) translate (8.102cm 5.611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1277.87610619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3" draw:layer="layout" svg:x1="4.78cm" svg:y1="5.745cm" svg:x2="4.78cm" svg:y2="4.475cm">
          <text:p/>
        </draw:line>
        <draw:line draw:style-name="gr4" draw:text-style-name="P3" draw:layer="layout" svg:x1="8.302cm" svg:y1="4.51cm" svg:x2="11.477cm" svg:y2="4.51cm">
          <text:p/>
        </draw:line>
        <draw:line draw:style-name="gr4" draw:text-style-name="P3" draw:layer="layout" svg:x1="10.207cm" svg:y1="5.762cm" svg:x2="8.085cm" svg:y2="5.762cm">
          <text:p/>
        </draw:line>
        <draw:line draw:style-name="gr3" draw:text-style-name="P3" draw:layer="layout" svg:x1="18.145cm" svg:y1="11.16cm" svg:x2="18.145cm" svg:y2="1.317cm">
          <text:p/>
        </draw:line>
        <draw:line draw:style-name="gr4" draw:text-style-name="P3" draw:layer="layout" svg:x1="8.202cm" svg:y1="11.16cm" svg:x2="8.202cm" svg:y2="5.762cm">
          <text:p/>
        </draw:line>
        <draw:line draw:style-name="gr6" draw:text-style-name="P3" draw:layer="layout" svg:x1="7.032cm" svg:y1="5.544cm" svg:x2="7.032cm" svg:y2="4.592cm">
          <text:p/>
        </draw:line>
        <draw:line draw:style-name="gr4" draw:text-style-name="P3" draw:layer="layout" svg:x1="8.202cm" svg:y1="4.492cm" svg:x2="8.202cm" svg:y2="1.317cm">
          <text:p/>
        </draw:line>
        <draw:line draw:style-name="gr4" draw:text-style-name="P3" draw:layer="layout" svg:x1="5.127cm" svg:y1="5.127cm" svg:x2="7.032cm" svg:y2="5.127cm">
          <text:p/>
        </draw:line>
        <draw:line draw:style-name="gr6" draw:text-style-name="P3" draw:layer="layout" svg:x1="7.032cm" svg:y1="4.81cm" svg:x2="8.302cm" svg:y2="4.492cm">
          <text:p/>
        </draw:line>
        <draw:line draw:style-name="gr4" draw:text-style-name="P3" draw:layer="layout" svg:x1="10.207cm" svg:y1="5.762cm" svg:x2="10.207cm" svg:y2="7.667cm">
          <text:p/>
        </draw:line>
        <draw:line draw:style-name="gr4" draw:text-style-name="P3" draw:layer="layout" svg:x1="10.207cm" svg:y1="7.985cm" svg:x2="10.207cm" svg:y2="11.16cm">
          <text:p/>
        </draw:line>
        <draw:custom-shape draw:style-name="gr9" draw:text-style-name="P6" draw:layer="layout" svg:width="0.952cm" svg:height="0.317cm" svg:x="2.487cm" svg:y="5.01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2.119cm" svg:height="1.276cm" svg:x="1.952cm" svg:y="4.175cm">
          <draw:text-box>
            <text:p><text:span text:style-name="T1">R</text:span><text:span text:style-name="T2">S</text:span><text:span text:style-name="T3"> = 100</text:span><text:span text:style-name="T4">Ω</text:span></text:p>
          </draw:text-box>
        </draw:frame>
        <draw:custom-shape draw:style-name="gr11" draw:text-style-name="P5" draw:layer="layout" svg:width="1.588cm" svg:height="0.001cm" svg:x="9.472cm" svg:y="7.68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588cm" svg:height="0.001cm" svg:x="9.472cm" svg:y="7.985cm">
          <text:p/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747cm" svg:y1="11.16cm" svg:x2="5.747cm" svg:y2="11.795cm">
          <text:p/>
        </draw:line>
        <draw:line draw:style-name="gr8" draw:text-style-name="P3" draw:layer="layout" svg:x1="4.927cm" svg:y1="11.817cm" svg:x2="6.515cm" svg:y2="11.817cm">
          <text:p/>
        </draw:line>
        <draw:line draw:style-name="gr8" draw:text-style-name="P8" draw:layer="layout" svg:x1="5.112cm" svg:y1="12.012cm" svg:x2="6.382cm" svg:y2="12.012cm">
          <text:p/>
        </draw:line>
        <draw:line draw:style-name="gr8" draw:text-style-name="P8" draw:layer="layout" svg:x1="5.43cm" svg:y1="12.23cm" svg:x2="6.065cm" svg:y2="12.23cm">
          <text:p/>
        </draw:line>
        <draw:custom-shape draw:style-name="gr13" draw:text-style-name="P9" draw:layer="layout" svg:width="0.318cm" svg:height="0.317cm" svg:x="3.853cm" svg:y="4.945cm">
          <text:p text:style-name="P4"/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0" draw:layer="layout" svg:x1="5.08cm" svg:y1="5.745cm" svg:x2="5.08cm" svg:y2="4.475cm">
          <text:p/>
        </draw:line>
        <draw:frame draw:style-name="gr15" draw:text-style-name="P11" draw:layer="layout" svg:width="2.5cm" svg:height="3.493cm" svg:x="1.992cm" svg:y="6.497cm">
          <draw:text-box>
            <text:p><text:span text:style-name="T5">Au</text:span><text:span text:style-name="T5">dio </text:span><text:span text:style-name="T5">IN</text:span></text:p>
            <text:p><text:span text:style-name="T5">10 </text:span><text:span text:style-name="T5">mV</text:span></text:p>
          </draw:text-box>
        </draw:frame>
        <draw:frame draw:style-name="gr16" draw:text-style-name="P11" draw:layer="layout" svg:width="1.311cm" svg:height="1.27cm" svg:x="4.451cm" svg:y="2.587cm">
          <draw:text-box>
            <text:p><text:span text:style-name="T6">R</text:span><text:span text:style-name="T7">B</text:span><text:span text:style-name="T7">1</text:span></text:p>
          </draw:text-box>
        </draw:frame>
        <draw:line draw:style-name="gr3" draw:text-style-name="P3" draw:layer="layout" svg:x1="5.762cm" svg:y1="6.714cm" svg:x2="5.762cm" svg:y2="5.127cm">
          <text:p/>
        </draw:line>
        <draw:line draw:style-name="gr3" draw:text-style-name="P3" draw:layer="layout" svg:x1="5.762cm" svg:y1="2.27cm" svg:x2="5.762cm" svg:y2="1.317cm">
          <text:p/>
        </draw:line>
        <draw:frame draw:style-name="gr17" draw:text-style-name="P12" draw:layer="layout" svg:width="1.311cm" svg:height="0.819cm" svg:x="4.219cm" svg:y="5.743cm">
          <draw:text-box>
            <text:p><text:span text:style-name="T8">C</text:span><text:span text:style-name="T9">i</text:span></text:p>
          </draw:text-box>
        </draw:frame>
        <draw:custom-shape draw:style-name="gr18" draw:text-style-name="P6" draw:layer="layout" svg:width="0.217cm" svg:height="1.27cm" svg:x="8.102cm" svg:y="2.05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318cm" svg:height="0.317cm" svg:x="8.085cm" svg:y="4.392cm">
          <text:p text:style-name="P4"/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1.328cm" svg:height="0.64cm" svg:x="5.822cm" svg:y="5.122cm">
          <draw:text-box>
            <text:p><text:span text:style-name="T10">base</text:span></text:p>
          </draw:text-box>
        </draw:frame>
        <draw:custom-shape draw:style-name="gr18" draw:text-style-name="P6" draw:layer="layout" svg:width="0.217cm" svg:height="1.27cm" svg:x="8.085cm" svg:y="8.067cm">
          <text:p/>
          <draw:enhanced-geometry svg:viewBox="0 0 21600 21600" draw:type="rectangle" draw:enhanced-path="M 0 0 L 21600 0 21600 21600 0 21600 0 0 Z N"/>
        </draw:custom-shape>
        <draw:frame draw:style-name="gr20" draw:text-style-name="P14" draw:layer="layout" svg:width="1.573cm" svg:height="0.873cm" svg:x="7.032cm" svg:y="8.202cm">
          <draw:text-box>
            <text:p><text:span text:style-name="T11">R</text:span><text:span text:style-name="T12">E1</text:span></text:p>
          </draw:text-box>
        </draw:frame>
        <draw:frame draw:style-name="gr21" draw:text-style-name="P15" draw:layer="layout" svg:width="1.573cm" svg:height="0.868cm" svg:x="9.3cm" svg:y="8.069cm">
          <draw:text-box>
            <text:p><text:span text:style-name="T13">C</text:span><text:span text:style-name="T14">b</text:span></text:p>
          </draw:text-box>
        </draw:frame>
        <draw:frame draw:style-name="gr22" draw:text-style-name="P13" draw:layer="layout" svg:width="1.933cm" svg:height="0.852cm" svg:x="8.302cm" svg:y="3.958cm">
          <draw:text-box>
            <text:p><text:span text:style-name="T10">coll</text:span><text:span text:style-name="T10">ect</text:span><text:span text:style-name="T10">or</text:span></text:p>
          </draw:text-box>
        </draw:frame>
        <draw:frame draw:style-name="gr23" draw:text-style-name="P13" draw:layer="layout" svg:width="1.67cm" svg:height="0.952cm" svg:x="7.999cm" svg:y="5.128cm">
          <draw:text-box>
            <text:p><text:span text:style-name="T10">e</text:span><text:span text:style-name="T10">mi</text:span><text:span text:style-name="T10">tt</text:span><text:span text:style-name="T10">er</text:span></text:p>
          </draw:text-box>
        </draw:frame>
        <draw:line draw:style-name="gr6" draw:text-style-name="P3" draw:layer="layout" svg:x1="12.329cm" svg:y1="5.127cm" svg:x2="11.476cm" svg:y2="4.81cm">
          <text:p/>
        </draw:line>
        <draw:line draw:style-name="gr6" draw:text-style-name="P3" draw:layer="layout" svg:x1="11.476cm" svg:y1="5.009cm" svg:x2="11.476cm" svg:y2="4.057cm">
          <text:p/>
        </draw:line>
        <draw:line draw:style-name="gr6" draw:text-style-name="P3" draw:layer="layout" svg:x1="11.795cm" svg:y1="4.175cm" svg:x2="12.747cm" svg:y2="3.857cm">
          <text:p/>
        </draw:line>
        <draw:line draw:style-name="gr4" draw:text-style-name="P3" draw:layer="layout" svg:x1="12.747cm" svg:y1="3.857cm" svg:x2="12.73cm" svg:y2="3.222cm">
          <text:p/>
        </draw:line>
        <draw:custom-shape draw:style-name="gr18" draw:text-style-name="P6" draw:layer="layout" svg:width="0.217cm" svg:height="1.27cm" svg:x="12.63cm" svg:y="1.952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2.73cm" svg:y1="1.952cm" svg:x2="12.73cm" svg:y2="1.317cm">
          <text:p/>
        </draw:line>
        <draw:frame draw:style-name="gr20" draw:text-style-name="P14" draw:layer="layout" svg:width="1.573cm" svg:height="0.873cm" svg:x="7.047cm" svg:y="2.27cm">
          <draw:text-box>
            <text:p><text:span text:style-name="T11">R</text:span><text:span text:style-name="T12">C1</text:span></text:p>
          </draw:text-box>
        </draw:frame>
        <draw:frame draw:style-name="gr22" draw:text-style-name="P7" draw:layer="layout" svg:width="1.573cm" svg:height="0.852cm" svg:x="11.592cm" svg:y="2.27cm">
          <draw:text-box>
            <text:p><text:span text:style-name="T15">R</text:span><text:span text:style-name="T16">E2</text:span></text:p>
          </draw:text-box>
        </draw:frame>
        <draw:frame draw:style-name="gr24" draw:text-style-name="P16" draw:layer="layout" svg:width="1.281cm" svg:height="0.618cm" svg:x="11.16cm" svg:y="5.127cm">
          <draw:text-box>
            <text:p><text:span text:style-name="T17">collector</text:span></text:p>
          </draw:text-box>
        </draw:frame>
        <draw:frame draw:style-name="gr25" draw:text-style-name="P17" draw:layer="layout" svg:width="0.955cm" svg:height="0.569cm" svg:x="11.157cm" svg:y="3.706cm">
          <draw:text-box>
            <text:p><text:span text:style-name="T18">base</text:span></text:p>
          </draw:text-box>
        </draw:frame>
        <draw:custom-shape draw:style-name="gr5" draw:text-style-name="P4" draw:layer="layout" svg:width="1.269cm" svg:height="1.27cm" svg:x="17.51cm" svg:y="5.762cm">
          <text:p text:style-name="P4">+</text:p>
          <text:p text:style-name="P4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4.035cm" svg:y1="4.492cm" svg:x2="14.035cm" svg:y2="3.222cm">
          <text:p/>
        </draw:line>
        <draw:line draw:style-name="gr8" draw:text-style-name="P3" draw:layer="layout" svg:x1="14.335cm" svg:y1="4.492cm" svg:x2="14.335cm" svg:y2="3.222cm">
          <text:p/>
        </draw:line>
        <draw:line draw:style-name="gr4" draw:text-style-name="P3" draw:layer="layout" svg:x1="12.747cm" svg:y1="3.857cm" svg:x2="14.017cm" svg:y2="3.857cm">
          <text:p/>
        </draw:line>
        <draw:line draw:style-name="gr4" draw:text-style-name="P3" draw:layer="layout" svg:x1="14.335cm" svg:y1="3.857cm" svg:x2="15.287cm" svg:y2="3.857cm">
          <text:p/>
        </draw:line>
        <draw:frame draw:style-name="gr26" draw:text-style-name="P18" draw:layer="layout" svg:width="1.311cm" svg:height="0.962cm" svg:x="15.287cm" svg:y="3.222cm">
          <draw:text-box>
            <text:p><text:span text:style-name="T10">out</text:span></text:p>
          </draw:text-box>
        </draw:frame>
        <draw:line draw:style-name="gr4" draw:text-style-name="P3" draw:layer="layout" svg:x1="15.387cm" svg:y1="3.857cm" svg:x2="15.387cm" svg:y2="11.16cm">
          <text:p/>
        </draw:line>
        <draw:custom-shape draw:style-name="gr27" draw:text-style-name="P6" draw:layer="layout" svg:width="0.318cm" svg:height="1.905cm" svg:x="15.187cm" svg:y="6.397cm">
          <text:p/>
          <draw:enhanced-geometry svg:viewBox="0 0 21600 21600" draw:type="rectangle" draw:enhanced-path="M 0 0 L 21600 0 21600 21600 0 21600 0 0 Z N"/>
        </draw:custom-shape>
        <draw:frame draw:style-name="gr28" draw:text-style-name="P19" draw:layer="layout" svg:width="2.222cm" svg:height="1.387cm" svg:x="13.065cm" svg:y="7.032cm">
          <draw:text-box>
            <text:p><text:span text:style-name="T15">R</text:span><text:span text:style-name="T16">L</text:span><text:span text:style-name="T19"> </text:span><text:span text:style-name="T19">=</text:span><text:span text:style-name="T19"> </text:span><text:span text:style-name="T19">8</text:span><text:span text:style-name="T20"> </text:span><text:span text:style-name="T21">Ω</text:span></text:p>
          </draw:text-box>
        </draw:frame>
        <draw:frame draw:style-name="gr29" draw:text-style-name="P18" draw:layer="layout" svg:width="1.082cm" svg:height="7.62cm" svg:x="15.475cm" svg:y="4.157cm">
          <draw:text-box>
            <text:p><text:span text:style-name="T22">+</text:span></text:p>
            <text:p/>
            <text:p/>
            <text:p/>
            <text:p><text:span text:style-name="T15">V</text:span><text:span text:style-name="T16">O</text:span></text:p>
            <text:p/>
            <text:p/>
            <text:p/>
            <text:p/>
            <text:p><text:span text:style-name="T22">-</text:span></text:p>
          </draw:text-box>
        </draw:frame>
        <draw:frame draw:style-name="gr30" draw:text-style-name="P20" draw:layer="layout" svg:width="0.794cm" svg:height="0.852cm" svg:x="1.158cm" svg:y="5.127cm">
          <draw:text-box>
            <text:p><text:span text:style-name="T10">in</text:span></text:p>
          </draw:text-box>
        </draw:frame>
        <draw:frame draw:style-name="gr31" draw:text-style-name="P11" draw:layer="layout" svg:width="1.311cm" svg:height="0.909cm" svg:x="4.451cm" svg:y="7.667cm">
          <draw:text-box>
            <text:p><text:span text:style-name="T6">R</text:span><text:span text:style-name="T7">B</text:span><text:span text:style-name="T7">2</text:span></text:p>
          </draw:text-box>
        </draw:frame>
        <draw:frame draw:style-name="gr32" draw:text-style-name="P7" draw:layer="layout" svg:width="1.573cm" svg:height="0.819cm" svg:x="13.7cm" svg:y="4.639cm">
          <draw:text-box>
            <text:p><text:span text:style-name="T15">C</text:span><text:span text:style-name="T16">o</text:span></text:p>
          </draw:text-box>
        </draw:frame>
        <draw:frame draw:style-name="gr33" draw:text-style-name="P21" draw:layer="layout" svg:width="1.886cm" svg:height="0.64cm" svg:x="11.912cm" svg:y="4.009cm">
          <draw:text-box>
            <text:p><text:span text:style-name="T10">emi</text:span><text:span text:style-name="T10">tter</text:span><text:span text:style-name="T10">2</text:span></text:p>
          </draw:text-box>
        </draw:frame>
        <draw:custom-shape draw:style-name="gr13" draw:text-style-name="P9" draw:layer="layout" svg:width="0.318cm" svg:height="0.317cm" svg:x="15.187cm" svg:y="3.657cm">
          <text:p text:style-name="P4"/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8" draw:layer="layout" svg:width="1.573cm" svg:height="0.852cm" svg:x="3.237cm" svg:y="5.127cm">
          <draw:text-box>
            <text:p><text:span text:style-name="T10">in2</text:span></text:p>
          </draw:text-box>
        </draw:frame>
        <draw:custom-shape draw:style-name="gr13" draw:text-style-name="P9" draw:layer="layout" svg:width="0.318cm" svg:height="0.317cm" svg:x="12.6cm" svg:y="3.7cm">
          <text:p text:style-name="P4"/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3" draw:layer="layout" svg:width="3.304cm" svg:height="0.78cm" svg:x="7.35cm" svg:y="11.677cm">
          <draw:text-box>
            <text:p text:style-name="P22"><text:span text:style-name="T23">Gain Stage</text:span></text:p>
          </draw:text-box>
        </draw:frame>
        <draw:frame draw:style-name="gr35" draw:text-style-name="P25" draw:layer="layout" svg:width="3.876cm" svg:height="0.78cm" svg:x="13.382cm" svg:y="11.691cm">
          <draw:text-box>
            <text:p text:style-name="P24"><text:span text:style-name="T24">O</text:span><text:span text:style-name="T24">u</text:span><text:span text:style-name="T24">t</text:span><text:span text:style-name="T24">p</text:span><text:span text:style-name="T24">u</text:span><text:span text:style-name="T24">t </text:span><text:span text:style-name="T24">S</text:span><text:span text:style-name="T24">t</text:span><text:span text:style-name="T24">a</text:span><text:span text:style-name="T24">g</text:span><text:span text:style-name="T24">e</text:span></text:p>
          </draw:text-box>
        </draw:frame>
        <draw:frame draw:style-name="gr33" draw:text-style-name="P18" draw:layer="layout" svg:width="1.573cm" svg:height="0.64cm" svg:x="17.059cm" svg:y="1.412cm">
          <draw:text-box>
            <text:p><text:span text:style-name="T10">v</text:span><text:span text:style-name="T10">c</text:span><text:span text:style-name="T10">c</text:span></text:p>
          </draw:text-box>
        </draw:frame>
        <draw:frame draw:style-name="gr36" draw:text-style-name="P11" draw:layer="layout" svg:width="3.175cm" svg:height="1.309cm" svg:x="18.78cm" svg:y="6.08cm">
          <draw:text-box>
            <text:p><text:span text:style-name="T5">Vc</text:span><text:span text:style-name="T5">c </text:span><text:span text:style-name="T5">= </text:span><text:span text:style-name="T5">12 </text:span><text:span text:style-name="T5">V</text:span></text:p>
          </draw:text-box>
        </draw:frame>
        <draw:line draw:style-name="gr4" draw:text-style-name="P3" draw:layer="layout" svg:x1="1.952cm" svg:y1="8.62cm" svg:x2="1.952cm" svg:y2="11.16cm">
          <text:p/>
        </draw:line>
        <draw:line draw:style-name="gr4" draw:text-style-name="P3" draw:layer="layout" svg:x1="1.952cm" svg:y1="7.35cm" svg:x2="1.952cm" svg:y2="5.127cm">
          <text:p/>
        </draw:line>
        <draw:custom-shape draw:style-name="gr13" draw:text-style-name="P9" draw:layer="layout" svg:width="0.318cm" svg:height="0.318cm" svg:x="1.835cm" svg:y="4.992cm">
          <text:p text:style-name="P4"/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.952cm" svg:y1="11.16cm" svg:x2="18.145cm" svg:y2="11.16cm">
          <text:p/>
        </draw:line>
        <draw:line draw:style-name="gr37" draw:text-style-name="P26" draw:layer="layout" svg:x1="5.762cm" svg:y1="11.16cm" svg:x2="18.145cm" svg:y2="11.16cm">
          <text:p/>
        </draw:line>
        <draw:line draw:style-name="gr3" draw:text-style-name="P3" draw:layer="layout" svg:x1="5.762cm" svg:y1="1.317cm" svg:x2="18.145cm" svg:y2="1.317cm">
          <text:p/>
        </draw:line>
        <draw:custom-shape draw:style-name="gr13" draw:text-style-name="P9" draw:layer="layout" svg:width="0.318cm" svg:height="0.317cm" svg:x="7.985cm" svg:y="5.662cm">
          <text:p text:style-name="P4"/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7" draw:layer="layout" svg:width="0.4cm" svg:height="2.034cm" svg:x="5.545cm" svg:y="7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304cm" svg:height="0.406cm" draw:transform="rotate (-1.99281693992713) translate (11.871cm 4.215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622.950819672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12.33cm" svg:y1="5.127cm" svg:x2="12.33cm" svg:y2="11.16cm">
          <text:p/>
        </draw:line>
        <draw:custom-shape draw:style-name="gr13" draw:text-style-name="P9" draw:layer="layout" svg:width="0.318cm" svg:height="0.317cm" svg:x="5.554cm" svg:y="4.945cm">
          <text:p text:style-name="P4"/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7" draw:layer="layout" svg:width="0.4cm" svg:height="2.034cm" svg:x="5.545cm" svg:y="2.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318cm" svg:height="0.317cm" svg:x="17.944cm" svg:y="1.218cm">
          <text:p text:style-name="P4"/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28" draw:layer="layout" svg:width="1.705cm" svg:height="0.905cm" svg:x="3.522cm" svg:y="11.795cm">
          <draw:text-box>
            <text:p text:style-name="P22"><text:span text:style-name="T25">GN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PingFang SC" svg:font-family="'PingFang SC'" style:font-family-generic="swiss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2.5cm" fo:page-height="13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16:17:07.474584381</meta:creation-date>
    <dc:date>2021-05-23T11:22:40.735592334</dc:date>
    <meta:editing-duration>PT1H28M24S</meta:editing-duration>
    <meta:editing-cycles>17</meta:editing-cycles>
    <meta:generator>LibreOffice/6.4.6.2$Linux_X86_64 LibreOffice_project/40$Build-2</meta:generator>
    <meta:document-statistic meta:object-count="86"/>
  </office:meta>
</office:document-meta>
</file>